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6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0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1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2.165cm"/>
    </style:style>
    <style:style style:name="gr9" style:family="graphic" style:parent-style-name="objectwithoutfill">
      <style:graphic-properties svg:stroke-color="#000000" draw:marker-start="Symmetric_20_Arrow" draw:marker-end="Symmetric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909cm"/>
    </style:style>
    <style:style style:name="gr11" style:family="graphic" style:parent-style-name="objectwithoutfill">
      <style:graphic-properties svg:stroke-color="#000000" draw:marker-start="" draw:marker-end="Symmetric_20_Arrow" draw:fill="none" draw:textarea-vertical-align="middle"/>
    </style:style>
    <style:style style:name="gr12" style:family="graphic" style:parent-style-name="objectwithoutfill">
      <style:graphic-properties svg:stroke-color="#000000" draw:marker-end="Symmetric_20_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2.936cm"/>
    </style:style>
    <style:style style:name="gr14" style:family="graphic" style:parent-style-name="objectwithoutfill">
      <style:graphic-properties svg:stroke-color="#000000" draw:marker-start="Symmetric_20_Arrow" draw:fill="none" draw:textarea-vertical-align="middle"/>
    </style:style>
    <style:style style:name="gr15" style:family="graphic" style:parent-style-name="objectwithoutfill">
      <style:graphic-properties svg:stroke-color="#000000" draw:marker-start="Symmetric_20_Arrow" draw:marker-end="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1.2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8" style:family="graphic" style:parent-style-name="objectwithoutfill">
      <style:graphic-properties svg:stroke-color="#000000" draw:marker-end="Symmetric_20_Arrow" draw:marker-end-width="0.203cm" draw:fill="none" draw:textarea-vertical-align="middle"/>
    </style:style>
    <style:style style:name="gr19" style:family="graphic" style:parent-style-name="objectwithoutfill">
      <style:graphic-properties svg:stroke-color="#000000" draw:marker-start="Symmetric_20_Arrow" draw:marker-end="Symmetric_20_Arrow" draw:marker-end-width="0.20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385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143cm" svg:x="13.319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143cm" svg:x="6.715cm" svg:y="9.382cm">
          <text:p text:style-name="P1">Peop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143cm" svg:x="13.319cm" svg:y="13.065cm">
          <text:p text:style-name="P1">Journa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143cm" svg:x="19.542cm" svg:y="9.382cm">
          <text:p text:style-name="P1">Organization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63cm" svg:height="0.962cm" svg:x="14.208cm" svg:y="6.207cm">
          <draw:text-box>
            <text:p>Books</text:p>
          </draw:text-box>
        </draw:frame>
        <draw:frame draw:style-name="gr4" draw:text-style-name="P3" draw:layer="layout" svg:width="2.576cm" svg:height="1.361cm" svg:x="15.188cm" svg:y="9.291cm">
          <draw:text-box>
            <text:p><text:span text:style-name="T1">Review</text:span></text:p>
            <text:p><text:span text:style-name="T1">...</text:span></text:p>
          </draw:text-box>
        </draw:frame>
        <draw:frame draw:style-name="gr5" draw:text-style-name="P3" draw:layer="layout" svg:width="2.667cm" svg:height="2.032cm" svg:x="10.398cm" svg:y="11.16cm">
          <draw:text-box>
            <text:p><text:span text:style-name="T1">Editor,</text:span></text:p>
            <text:p><text:span text:style-name="T1">Illustrator,</text:span></text:p>
            <text:p><text:span text:style-name="T1">...</text:span></text:p>
          </draw:text-box>
        </draw:frame>
        <draw:frame draw:style-name="gr6" draw:text-style-name="P3" draw:layer="layout" svg:width="2.83cm" svg:height="3.026cm" svg:x="9.333cm" svg:y="5.848cm">
          <draw:text-box>
            <text:p><text:span text:style-name="T1">Author,</text:span></text:p>
            <text:p><text:span text:style-name="T1">Editor,</text:span></text:p>
            <text:p><text:span text:style-name="T1">Illustrator,</text:span></text:p>
            <text:p><text:span text:style-name="T1">Translator,</text:span></text:p>
            <text:p><text:span text:style-name="T1">...</text:span></text:p>
          </draw:text-box>
        </draw:frame>
        <draw:frame draw:style-name="gr7" draw:text-style-name="P3" draw:layer="layout" svg:width="2.682cm" svg:height="1.361cm" svg:x="18.38cm" svg:y="11.204cm">
          <draw:text-box>
            <text:p><text:span text:style-name="T1">Publisher,</text:span></text:p>
            <text:p><text:span text:style-name="T1">...</text:span></text:p>
          </draw:text-box>
        </draw:frame>
        <draw:frame draw:style-name="gr8" draw:text-style-name="P3" draw:layer="layout" svg:width="2.682cm" svg:height="1.916cm" svg:x="18.507cm" svg:y="6.843cm">
          <draw:text-box>
            <text:p><text:span text:style-name="T1">Publisher,</text:span></text:p>
            <text:p><text:span text:style-name="T1">Editor,</text:span></text:p>
            <text:p><text:span text:style-name="T1">…</text:span></text:p>
          </draw:text-box>
        </draw:frame>
        <draw:line draw:style-name="gr9" draw:text-style-name="P4" draw:layer="layout" svg:x1="16.748cm" svg:y1="7.731cm" svg:x2="19.161cm" svg:y2="9.382cm">
          <text:p/>
        </draw:line>
        <draw:line draw:style-name="gr9" draw:text-style-name="P4" draw:layer="layout" svg:x1="17.256cm" svg:y1="12.811cm" svg:x2="19.415cm" svg:y2="10.398cm">
          <text:p/>
        </draw:line>
        <draw:line draw:style-name="gr9" draw:text-style-name="P4" draw:layer="layout" svg:x1="11.033cm" svg:y1="9.509cm" svg:x2="13.7cm" svg:y2="7.477cm">
          <text:p/>
        </draw:line>
        <draw:line draw:style-name="gr9" draw:text-style-name="P4" draw:layer="layout" svg:x1="11.033cm" svg:y1="10.271cm" svg:x2="13.7cm" svg:y2="12.811cm">
          <text:p/>
        </draw:line>
        <draw:line draw:style-name="gr9" draw:text-style-name="P4" draw:layer="layout" svg:x1="15.097cm" svg:y1="7.477cm" svg:x2="15.224cm" svg:y2="12.684cm">
          <text:p/>
        </draw:line>
        <draw:frame draw:style-name="gr10" draw:text-style-name="P3" draw:layer="layout" svg:width="2.794cm" svg:height="2.159cm" svg:x="2.651cm" svg:y="9.001cm">
          <draw:text-box>
            <text:p><text:span text:style-name="T1">Father,</text:span></text:p>
            <text:p><text:span text:style-name="T1">Daughter,</text:span></text:p>
            <text:p><text:span text:style-name="T1">...</text:span></text:p>
          </draw:text-box>
        </draw:frame>
        <draw:line draw:style-name="gr11" draw:text-style-name="P4" draw:layer="layout" svg:x1="6.461cm" svg:y1="10.398cm" svg:x2="5.191cm" svg:y2="10.144cm">
          <text:p/>
        </draw:line>
        <draw:line draw:style-name="gr12" draw:text-style-name="P4" draw:layer="layout" svg:x1="5.191cm" svg:y1="9.89cm" svg:x2="6.461cm" svg:y2="9.509cm">
          <text:p/>
        </draw:line>
        <draw:frame draw:style-name="gr13" draw:text-style-name="P3" draw:layer="layout" svg:width="3.448cm" svg:height="2.471cm" svg:x="13.448cm" svg:y="2.524cm">
          <draw:text-box>
            <text:p><text:span text:style-name="T1">Series,</text:span></text:p>
            <text:p><text:span text:style-name="T1">Edition,</text:span></text:p>
            <text:p><text:span text:style-name="T1">Multi-volume,</text:span></text:p>
            <text:p><text:span text:style-name="T1">...</text:span></text:p>
          </draw:text-box>
        </draw:frame>
        <draw:line draw:style-name="gr14" draw:text-style-name="P4" draw:layer="layout" svg:x1="14.716cm" svg:y1="4.937cm" svg:x2="13.954cm" svg:y2="5.953cm">
          <text:p/>
        </draw:line>
        <draw:line draw:style-name="gr15" draw:text-style-name="P4" draw:layer="layout" svg:x1="14.335cm" svg:y1="14.462cm" svg:x2="14.97cm" svg:y2="15.351cm">
          <text:p/>
        </draw:line>
        <draw:line draw:style-name="gr14" draw:text-style-name="P4" draw:layer="layout" svg:x1="15.605cm" svg:y1="15.478cm" svg:x2="16.367cm" svg:y2="14.589cm">
          <text:p/>
        </draw:line>
        <draw:frame draw:style-name="gr16" draw:text-style-name="P3" draw:layer="layout" svg:width="1.793cm" svg:height="1.916cm" svg:x="14.589cm" svg:y="15.605cm">
          <draw:text-box>
            <text:p><text:span text:style-name="T1">To,</text:span></text:p>
            <text:p><text:span text:style-name="T1">From,</text:span></text:p>
            <text:p><text:span text:style-name="T1">...</text:span></text:p>
          </draw:text-box>
        </draw:frame>
        <draw:frame draw:style-name="gr17" draw:text-style-name="P3" draw:layer="layout" svg:width="2.559cm" svg:height="0.889cm" svg:x="12.176cm" svg:y="9.89cm">
          <draw:text-box>
            <text:p><text:span text:style-name="T1">Reviewer</text:span></text:p>
          </draw:text-box>
        </draw:frame>
        <draw:line draw:style-name="gr9" draw:text-style-name="P4" draw:layer="layout" svg:x1="11.16cm" svg:y1="9.89cm" svg:x2="14.97cm" svg:y2="9.89cm">
          <text:p/>
        </draw:line>
        <draw:line draw:style-name="gr18" draw:text-style-name="P4" draw:layer="layout" svg:x1="15.478cm" svg:y1="4.937cm" svg:x2="16.367cm" svg:y2="5.953cm">
          <text:p/>
        </draw:line>
        <draw:line draw:style-name="gr19" draw:text-style-name="P4" draw:layer="layout" svg:x1="2.524cm" svg:y1="3.159cm" svg:x2="5.064cm" svg:y2="3.159cm">
          <text:p/>
        </draw:line>
        <draw:frame draw:style-name="gr20" draw:text-style-name="P3" draw:layer="layout" svg:width="2.559cm" svg:height="0.802cm" svg:x="5.318cm" svg:y="2.738cm">
          <draw:text-box>
            <text:p><text:span text:style-name="T1">Relations</text:span></text:p>
          </draw:text-box>
        </draw:frame>
        <draw:custom-shape draw:style-name="gr21" draw:text-style-name="P1" draw:layer="layout" svg:width="2.413cm" svg:height="0.635cm" svg:x="2.651cm" svg:y="4.048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2.115cm" svg:height="0.802cm" svg:x="5.362cm" svg:y="3.921cm">
          <draw:text-box>
            <text:p><text:span text:style-name="T1">Ent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9:23:27.601837244</meta:creation-date>
    <meta:editing-duration>PT32M48S</meta:editing-duration>
    <meta:editing-cycles>12</meta:editing-cycles>
    <meta:generator>LibreOffice/6.0.7.3$Linux_X86_64 LibreOffice_project/00m0$Build-3</meta:generator>
    <dc:date>2020-05-09T14:46:39.685676116</dc:date>
    <meta:document-statistic meta:object-count="30"/>
  </office:meta>
</office:document-meta>
</file>